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Questionnaire" table:style-name="ce1">
            <text:p>Questionnaire</text:p>
          </table:table-cell>
          <table:table-cell office:value-type="string" office:value="Module" table:style-name="ce1">
            <text:p>Module</text:p>
          </table:table-cell>
          <table:table-cell office:value-type="string" office:value="Variables" table:style-name="ce1">
            <text:p>Variables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dditional private insurance (asked irregularly)" table:style-name="ce1">
            <text:p>Additional private insurance (asked irregularly)</text:p>
          </table:table-cell>
          <table:table-cell office:value-type="string" office:value="ple0128_h" table:style-name="ce1">
            <text:p>ple0128_h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dditional private insurance (asked irregularly)" table:style-name="ce1">
            <text:p>Additional private insurance (asked irregularly)</text:p>
          </table:table-cell>
          <table:table-cell office:value-type="string" office:value="ple0128_v1" table:style-name="ce1">
            <text:p>ple0128_v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dditional private insurance (asked irregularly)" table:style-name="ce1">
            <text:p>Additional private insurance (asked irregularly)</text:p>
          </table:table-cell>
          <table:table-cell office:value-type="string" office:value="ple0128_v2" table:style-name="ce1">
            <text:p>ple0128_v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dditional private insurance (asked irregularly)" table:style-name="ce1">
            <text:p>Additional private insurance (asked irregularly)</text:p>
          </table:table-cell>
          <table:table-cell office:value-type="string" office:value="ple0129" table:style-name="ce1">
            <text:p>ple0129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dditional private insurance (asked irregularly)" table:style-name="ce1">
            <text:p>Additional private insurance (asked irregularly)</text:p>
          </table:table-cell>
          <table:table-cell office:value-type="string" office:value="ple0130" table:style-name="ce1">
            <text:p>ple0130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dditional private insurance (asked irregularly)" table:style-name="ce1">
            <text:p>Additional private insurance (asked irregularly)</text:p>
          </table:table-cell>
          <table:table-cell office:value-type="string" office:value="ple0131" table:style-name="ce1">
            <text:p>ple013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dditional private insurance (asked irregularly)" table:style-name="ce1">
            <text:p>Additional private insurance (asked irregularly)</text:p>
          </table:table-cell>
          <table:table-cell office:value-type="string" office:value="ple0132" table:style-name="ce1">
            <text:p>ple013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dditional private insurance (asked irregularly)" table:style-name="ce1">
            <text:p>Additional private insurance (asked irregularly)</text:p>
          </table:table-cell>
          <table:table-cell office:value-type="string" office:value="ple0133" table:style-name="ce1">
            <text:p>ple013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dditional private insurance (asked irregularly)" table:style-name="ce1">
            <text:p>Additional private insurance (asked irregularly)</text:p>
          </table:table-cell>
          <table:table-cell office:value-type="string" office:value="ple0134" table:style-name="ce1">
            <text:p>ple013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lcohol consumption (asked irregularly)" table:style-name="ce1">
            <text:p>Alcohol consumption (asked irregularly)</text:p>
          </table:table-cell>
          <table:table-cell office:value-type="string" office:value="ple0090" table:style-name="ce1">
            <text:p>ple0090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lcohol consumption (asked irregularly)" table:style-name="ce1">
            <text:p>Alcohol consumption (asked irregularly)</text:p>
          </table:table-cell>
          <table:table-cell office:value-type="string" office:value="ple0091" table:style-name="ce1">
            <text:p>ple009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lcohol consumption (asked irregularly)" table:style-name="ce1">
            <text:p>Alcohol consumption (asked irregularly)</text:p>
          </table:table-cell>
          <table:table-cell office:value-type="string" office:value="ple0092" table:style-name="ce1">
            <text:p>ple009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lcohol consumption (asked irregularly)" table:style-name="ce1">
            <text:p>Alcohol consumption (asked irregularly)</text:p>
          </table:table-cell>
          <table:table-cell office:value-type="string" office:value="ple0093" table:style-name="ce1">
            <text:p>ple009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lcohol consumption (asked only once)" table:style-name="ce1">
            <text:p>Alcohol consumption (asked only once)</text:p>
          </table:table-cell>
          <table:table-cell office:value-type="string" office:value="ple0177" table:style-name="ce1">
            <text:p>ple0177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Alcohol consumption (asked only once)" table:style-name="ce1">
            <text:p>Alcohol consumption (asked only once)</text:p>
          </table:table-cell>
          <table:table-cell office:value-type="string" office:value="ple0178" table:style-name="ce1">
            <text:p>ple0178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Disabilities in everyday life (SF-12)  (asked irregularly)" table:style-name="ce1">
            <text:p>Disabilities in everyday life (SF-12)  (asked irregularly)</text:p>
          </table:table-cell>
          <table:table-cell office:value-type="string" office:value="ple0004" table:style-name="ce1">
            <text:p>ple000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Disabilities in everyday life (SF-12)  (asked irregularly)" table:style-name="ce1">
            <text:p>Disabilities in everyday life (SF-12)  (asked irregularly)</text:p>
          </table:table-cell>
          <table:table-cell office:value-type="string" office:value="ple0005" table:style-name="ce1">
            <text:p>ple000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7" table:style-name="ce1">
            <text:p>ple0097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8_v1" table:style-name="ce1">
            <text:p>ple0098_v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8_v2" table:style-name="ce1">
            <text:p>ple0098_v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8_v3" table:style-name="ce1">
            <text:p>ple0098_v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8_v4" table:style-name="ce1">
            <text:p>ple0098_v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8_v5" table:style-name="ce1">
            <text:p>ple0098_v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9_h" table:style-name="ce1">
            <text:p>ple0099_h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9_v1" table:style-name="ce1">
            <text:p>ple0099_v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9_v2" table:style-name="ce1">
            <text:p>ple0099_v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9_v3" table:style-name="ce1">
            <text:p>ple0099_v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9_v4" table:style-name="ce1">
            <text:p>ple0099_v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099_v5" table:style-name="ce1">
            <text:p>ple0099_v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104_h" table:style-name="ce1">
            <text:p>ple0104_h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104_v1" table:style-name="ce1">
            <text:p>ple0104_v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104_v2" table:style-name="ce1">
            <text:p>ple0104_v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104_v3" table:style-name="ce1">
            <text:p>ple0104_v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104_v4" table:style-name="ce1">
            <text:p>ple0104_v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104_v5" table:style-name="ce1">
            <text:p>ple0104_v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104_v6" table:style-name="ce1">
            <text:p>ple0104_v6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104_v7" table:style-name="ce1">
            <text:p>ple0104_v7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 (asked annually)" table:style-name="ce1">
            <text:p>Health insurance  (asked annually)</text:p>
          </table:table-cell>
          <table:table-cell office:value-type="string" office:value="ple0160" table:style-name="ce1">
            <text:p>ple0160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insurance debts (asked only once)" table:style-name="ce1">
            <text:p>Health insurance debts (asked only once)</text:p>
          </table:table-cell>
          <table:table-cell office:value-type="string" office:value="plc0567" table:style-name="ce1">
            <text:p>plc0567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restrictions (asked irregularly)" table:style-name="ce1">
            <text:p>Health restrictions (asked irregularly)</text:p>
          </table:table-cell>
          <table:table-cell office:value-type="string" office:value="ple0009" table:style-name="ce1">
            <text:p>ple0009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alth restrictions (asked irregularly)" table:style-name="ce1">
            <text:p>Health restrictions (asked irregularly)</text:p>
          </table:table-cell>
          <table:table-cell office:value-type="string" office:value="ple0162" table:style-name="ce1">
            <text:p>ple016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ight and weight (asked irregularly)" table:style-name="ce1">
            <text:p>Height and weight (asked irregularly)</text:p>
          </table:table-cell>
          <table:table-cell office:value-type="string" office:value="ple0006" table:style-name="ce1">
            <text:p>ple0006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eight and weight (asked irregularly)" table:style-name="ce1">
            <text:p>Height and weight (asked irregularly)</text:p>
          </table:table-cell>
          <table:table-cell office:value-type="string" office:value="ple0007" table:style-name="ce1">
            <text:p>ple0007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ospital stays  (asked irregularly)" table:style-name="ce1">
            <text:p>Hospital stays  (asked irregularly)</text:p>
          </table:table-cell>
          <table:table-cell office:value-type="string" office:value="ple0053" table:style-name="ce1">
            <text:p>ple005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ospital stays  (asked irregularly)" table:style-name="ce1">
            <text:p>Hospital stays  (asked irregularly)</text:p>
          </table:table-cell>
          <table:table-cell office:value-type="string" office:value="ple0055" table:style-name="ce1">
            <text:p>ple005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Hospital stays  (asked irregularly)" table:style-name="ce1">
            <text:p>Hospital stays  (asked irregularly)</text:p>
          </table:table-cell>
          <table:table-cell office:value-type="string" office:value="ple0056" table:style-name="ce1">
            <text:p>ple0056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11" table:style-name="ce1">
            <text:p>ple001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12" table:style-name="ce1">
            <text:p>ple001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13" table:style-name="ce1">
            <text:p>ple001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14" table:style-name="ce1">
            <text:p>ple001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15" table:style-name="ce1">
            <text:p>ple001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16" table:style-name="ce1">
            <text:p>ple0016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17" table:style-name="ce1">
            <text:p>ple0017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18" table:style-name="ce1">
            <text:p>ple0018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19" table:style-name="ce1">
            <text:p>ple0019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20" table:style-name="ce1">
            <text:p>ple0020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21" table:style-name="ce1">
            <text:p>ple002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22" table:style-name="ce1">
            <text:p>ple002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23" table:style-name="ce1">
            <text:p>ple002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llnes (asked irregularly)" table:style-name="ce1">
            <text:p>Illnes (asked irregularly)</text:p>
          </table:table-cell>
          <table:table-cell office:value-type="string" office:value="ple0024" table:style-name="ce1">
            <text:p>ple002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Individual health services (asked irregularly)" table:style-name="ce1">
            <text:p>Individual health services (asked irregularly)</text:p>
          </table:table-cell>
          <table:table-cell office:value-type="string" office:value="ple0186" table:style-name="ce1">
            <text:p>ple0186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Nutritional awareness (asked irregularly)" table:style-name="ce1">
            <text:p>Nutritional awareness (asked irregularly)</text:p>
          </table:table-cell>
          <table:table-cell office:value-type="string" office:value="ple0179" table:style-name="ce1">
            <text:p>ple0179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Nutritional awareness (asked irregularly)" table:style-name="ce1">
            <text:p>Nutritional awareness (asked irregularly)</text:p>
          </table:table-cell>
          <table:table-cell office:value-type="string" office:value="ple0180" table:style-name="ce1">
            <text:p>ple0180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Nutritional awareness (asked irregularly)" table:style-name="ce1">
            <text:p>Nutritional awareness (asked irregularly)</text:p>
          </table:table-cell>
          <table:table-cell office:value-type="string" office:value="ple0181" table:style-name="ce1">
            <text:p>ple018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Nutritional awareness (asked irregularly)" table:style-name="ce1">
            <text:p>Nutritional awareness (asked irregularly)</text:p>
          </table:table-cell>
          <table:table-cell office:value-type="string" office:value="ple0182" table:style-name="ce1">
            <text:p>ple018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Private supplementary care insurance (asked irregularly)" table:style-name="ce1">
            <text:p>Private supplementary care insurance (asked irregularly)</text:p>
          </table:table-cell>
          <table:table-cell office:value-type="string" office:value="ple0183" table:style-name="ce1">
            <text:p>ple018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Private supplementary care insurance (asked irregularly)" table:style-name="ce1">
            <text:p>Private supplementary care insurance (asked irregularly)</text:p>
          </table:table-cell>
          <table:table-cell office:value-type="string" office:value="ple0184" table:style-name="ce1">
            <text:p>ple018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Private supplementary care insurance (asked irregularly)" table:style-name="ce1">
            <text:p>Private supplementary care insurance (asked irregularly)</text:p>
          </table:table-cell>
          <table:table-cell office:value-type="string" office:value="ple0185" table:style-name="ce1">
            <text:p>ple018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Qualification for additional benefits (asked annually)" table:style-name="ce1">
            <text:p>Qualification for additional benefits (asked annually)</text:p>
          </table:table-cell>
          <table:table-cell office:value-type="string" office:value="ple0121" table:style-name="ce1">
            <text:p>ple012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Reduced ability to work (asked irregularly)" table:style-name="ce1">
            <text:p>Reduced ability to work (asked irregularly)</text:p>
          </table:table-cell>
          <table:table-cell office:value-type="string" office:value="ple0040" table:style-name="ce1">
            <text:p>ple0040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Reduced ability to work (asked irregularly)" table:style-name="ce1">
            <text:p>Reduced ability to work (asked irregularly)</text:p>
          </table:table-cell>
          <table:table-cell office:value-type="string" office:value="ple0041" table:style-name="ce1">
            <text:p>ple004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annually)" table:style-name="ce1">
            <text:p>Sickness notifications to employer  (asked annually)</text:p>
          </table:table-cell>
          <table:table-cell office:value-type="string" office:value="ple0048" table:style-name="ce1">
            <text:p>ple0048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annually)" table:style-name="ce1">
            <text:p>Sickness notifications to employer  (asked annually)</text:p>
          </table:table-cell>
          <table:table-cell office:value-type="string" office:value="ple0049" table:style-name="ce1">
            <text:p>ple0049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annually)" table:style-name="ce1">
            <text:p>Sickness notifications to employer  (asked annually)</text:p>
          </table:table-cell>
          <table:table-cell office:value-type="string" office:value="ple0050" table:style-name="ce1">
            <text:p>ple0050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annually)" table:style-name="ce1">
            <text:p>Sickness notifications to employer  (asked annually)</text:p>
          </table:table-cell>
          <table:table-cell office:value-type="string" office:value="ple0051" table:style-name="ce1">
            <text:p>ple005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annually)" table:style-name="ce1">
            <text:p>Sickness notifications to employer  (asked annually)</text:p>
          </table:table-cell>
          <table:table-cell office:value-type="string" office:value="ple0052" table:style-name="ce1">
            <text:p>ple005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annually)" table:style-name="ce1">
            <text:p>Sickness notifications to employer  (asked annually)</text:p>
          </table:table-cell>
          <table:table-cell office:value-type="string" office:value="ple0174" table:style-name="ce1">
            <text:p>ple017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annually)" table:style-name="ce1">
            <text:p>Sickness notifications to employer  (asked annually)</text:p>
          </table:table-cell>
          <table:table-cell office:value-type="string" office:value="ple0175" table:style-name="ce1">
            <text:p>ple017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irregularly)" table:style-name="ce1">
            <text:p>Sickness notifications to employer  (asked irregularly)</text:p>
          </table:table-cell>
          <table:table-cell office:value-type="string" office:value="plb0024_h" table:style-name="ce1">
            <text:p>plb0024_h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irregularly)" table:style-name="ce1">
            <text:p>Sickness notifications to employer  (asked irregularly)</text:p>
          </table:table-cell>
          <table:table-cell office:value-type="string" office:value="plb0024_v1" table:style-name="ce1">
            <text:p>plb0024_v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irregularly)" table:style-name="ce1">
            <text:p>Sickness notifications to employer  (asked irregularly)</text:p>
          </table:table-cell>
          <table:table-cell office:value-type="string" office:value="plb0024_v2" table:style-name="ce1">
            <text:p>plb0024_v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irregularly)" table:style-name="ce1">
            <text:p>Sickness notifications to employer  (asked irregularly)</text:p>
          </table:table-cell>
          <table:table-cell office:value-type="string" office:value="plb0024_v3" table:style-name="ce1">
            <text:p>plb0024_v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irregularly)" table:style-name="ce1">
            <text:p>Sickness notifications to employer  (asked irregularly)</text:p>
          </table:table-cell>
          <table:table-cell office:value-type="string" office:value="ple0044_h" table:style-name="ce1">
            <text:p>ple0044_h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irregularly)" table:style-name="ce1">
            <text:p>Sickness notifications to employer  (asked irregularly)</text:p>
          </table:table-cell>
          <table:table-cell office:value-type="string" office:value="ple0044_v1" table:style-name="ce1">
            <text:p>ple0044_v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irregularly)" table:style-name="ce1">
            <text:p>Sickness notifications to employer  (asked irregularly)</text:p>
          </table:table-cell>
          <table:table-cell office:value-type="string" office:value="ple0044_v2" table:style-name="ce1">
            <text:p>ple0044_v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ickness notifications to employer  (asked irregularly)" table:style-name="ce1">
            <text:p>Sickness notifications to employer  (asked irregularly)</text:p>
          </table:table-cell>
          <table:table-cell office:value-type="string" office:value="ple0046" table:style-name="ce1">
            <text:p>ple0046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1_h" table:style-name="ce1">
            <text:p>ple0081_h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1_v1" table:style-name="ce1">
            <text:p>ple0081_v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1_v2" table:style-name="ce1">
            <text:p>ple0081_v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2" table:style-name="ce1">
            <text:p>ple008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3" table:style-name="ce1">
            <text:p>ple008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4" table:style-name="ce1">
            <text:p>ple008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5" table:style-name="ce1">
            <text:p>ple008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6_v1" table:style-name="ce1">
            <text:p>ple0086_v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6_v2" table:style-name="ce1">
            <text:p>ple0086_v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6_v3" table:style-name="ce1">
            <text:p>ple0086_v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6_v4" table:style-name="ce1">
            <text:p>ple0086_v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089" table:style-name="ce1">
            <text:p>ple0089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irregularly)" table:style-name="ce1">
            <text:p>Smoking (asked irregularly)</text:p>
          </table:table-cell>
          <table:table-cell office:value-type="string" office:value="ple0176" table:style-name="ce1">
            <text:p>ple0176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only once)" table:style-name="ce1">
            <text:p>Smoking (asked only once)</text:p>
          </table:table-cell>
          <table:table-cell office:value-type="string" office:value="ple0080_v1" table:style-name="ce1">
            <text:p>ple0080_v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only once)" table:style-name="ce1">
            <text:p>Smoking (asked only once)</text:p>
          </table:table-cell>
          <table:table-cell office:value-type="string" office:value="ple0080_v2" table:style-name="ce1">
            <text:p>ple0080_v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moking (asked only once)" table:style-name="ce1">
            <text:p>Smoking (asked only once)</text:p>
          </table:table-cell>
          <table:table-cell office:value-type="string" office:value="ple0080_v3" table:style-name="ce1">
            <text:p>ple0080_v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ate of health (asked irregularly)" table:style-name="ce1">
            <text:p>State of health (asked irregularly)</text:p>
          </table:table-cell>
          <table:table-cell office:value-type="string" office:value="ple0008" table:style-name="ce1">
            <text:p>ple0008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26" table:style-name="ce1">
            <text:p>ple0026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27" table:style-name="ce1">
            <text:p>ple0027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28" table:style-name="ce1">
            <text:p>ple0028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29" table:style-name="ce1">
            <text:p>ple0029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30" table:style-name="ce1">
            <text:p>ple0030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31" table:style-name="ce1">
            <text:p>ple0031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32" table:style-name="ce1">
            <text:p>ple003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33" table:style-name="ce1">
            <text:p>ple0033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34" table:style-name="ce1">
            <text:p>ple0034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35" table:style-name="ce1">
            <text:p>ple0035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Stress and exhaustion (SF-12) (asked irregularly)" table:style-name="ce1">
            <text:p>Stress and exhaustion (SF-12) (asked irregularly)</text:p>
          </table:table-cell>
          <table:table-cell office:value-type="string" office:value="ple0036" table:style-name="ce1">
            <text:p>ple0036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Visits to the doctor  (asked irregularly)" table:style-name="ce1">
            <text:p>Visits to the doctor  (asked irregularly)</text:p>
          </table:table-cell>
          <table:table-cell office:value-type="string" office:value="ple0072" table:style-name="ce1">
            <text:p>ple0072</text:p>
          </table:table-cell>
        </table:table-row>
        <table:table-row>
          <table:table-cell office:value-type="string" office:value="Individual Questionnaire" table:style-name="ce1">
            <text:p>Individual Questionnaire</text:p>
          </table:table-cell>
          <table:table-cell office:value-type="string" office:value="Visits to the doctor  (asked irregularly)" table:style-name="ce1">
            <text:p>Visits to the doctor  (asked irregularly)</text:p>
          </table:table-cell>
          <table:table-cell office:value-type="string" office:value="ple0073" table:style-name="ce1">
            <text:p>ple0073</text:p>
          </table:table-cell>
        </table:table-row>
        <table:table-row>
          <table:table-cell office:value-type="string" office:value="Youth Questionnaire" table:style-name="ce1">
            <text:p>Youth Questionnaire</text:p>
          </table:table-cell>
          <table:table-cell office:value-type="string" office:value="Height and weight (asked annually)" table:style-name="ce1">
            <text:p>Height and weight (asked annually)</text:p>
          </table:table-cell>
          <table:table-cell office:value-type="string" office:value="jl0219" table:style-name="ce1">
            <text:p>jl0219</text:p>
          </table:table-cell>
        </table:table-row>
        <table:table-row>
          <table:table-cell office:value-type="string" office:value="Youth Questionnaire" table:style-name="ce1">
            <text:p>Youth Questionnaire</text:p>
          </table:table-cell>
          <table:table-cell office:value-type="string" office:value="Height and weight (asked annually)" table:style-name="ce1">
            <text:p>Height and weight (asked annually)</text:p>
          </table:table-cell>
          <table:table-cell office:value-type="string" office:value="jl0220" table:style-name="ce1">
            <text:p>jl0220</text:p>
          </table:table-cell>
        </table:table-row>
        <table:table-row>
          <table:table-cell office:value-type="string" office:value="Youth Questionnaire" table:style-name="ce1">
            <text:p>Youth Questionnaire</text:p>
          </table:table-cell>
          <table:table-cell office:value-type="string" office:value="State of health (asked annually)" table:style-name="ce1">
            <text:p>State of health (asked annually)</text:p>
          </table:table-cell>
          <table:table-cell office:value-type="string" office:value="jl0218" table:style-name="ce1">
            <text:p>jl0218</text:p>
          </table:table-cell>
        </table:table-row>
        <table:table-row>
          <table:table-cell office:value-type="string" office:value="Household Questionnaire" table:style-name="ce1">
            <text:p>Household Questionnaire</text:p>
          </table:table-cell>
          <table:table-cell office:value-type="string" office:value="Satisfaction with availability of care (asked irregularly)" table:style-name="ce1">
            <text:p>Satisfaction with availability of care (asked irregularly)</text:p>
          </table:table-cell>
          <table:table-cell office:value-type="string" office:value="hlf0318" table:style-name="ce1">
            <text:p>hlf0318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chhealth" table:style-name="ce1">
            <text:p>chhealth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" table:style-name="ce1">
            <text:p>disord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1" table:style-name="ce1">
            <text:p>disord1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2" table:style-name="ce1">
            <text:p>disord2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3" table:style-name="ce1">
            <text:p>disord3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4" table:style-name="ce1">
            <text:p>disord4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5" table:style-name="ce1">
            <text:p>disord5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6" table:style-name="ce1">
            <text:p>disord6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7" table:style-name="ce1">
            <text:p>disord7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8" table:style-name="ce1">
            <text:p>disord8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disord9" table:style-name="ce1">
            <text:p>disord9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hospital12m" table:style-name="ce1">
            <text:p>hospital12m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hospital3mb" table:style-name="ce1">
            <text:p>hospital3mb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0" table:style-name="ce1">
            <text:p>ill0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10" table:style-name="ce1">
            <text:p>ill10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11" table:style-name="ce1">
            <text:p>ill11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12" table:style-name="ce1">
            <text:p>ill12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13" table:style-name="ce1">
            <text:p>ill13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14" table:style-name="ce1">
            <text:p>ill14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15" table:style-name="ce1">
            <text:p>ill15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2" table:style-name="ce1">
            <text:p>ill2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31" table:style-name="ce1">
            <text:p>ill31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32" table:style-name="ce1">
            <text:p>ill32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4" table:style-name="ce1">
            <text:p>ill4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5" table:style-name="ce1">
            <text:p>ill5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6" table:style-name="ce1">
            <text:p>ill6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7" table:style-name="ce1">
            <text:p>ill7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8" table:style-name="ce1">
            <text:p>ill8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9" table:style-name="ce1">
            <text:p>ill9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illno" table:style-name="ce1">
            <text:p>illno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annually)" table:style-name="ce1">
            <text:p>Health of child  (asked annually)</text:p>
          </table:table-cell>
          <table:table-cell office:value-type="string" office:value="lstmedex" table:style-name="ce1">
            <text:p>lstmedex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alth of child  (asked irregularly)" table:style-name="ce1">
            <text:p>Health of child  (asked irregularly)</text:p>
          </table:table-cell>
          <table:table-cell office:value-type="string" office:value="medaid3mb" table:style-name="ce1">
            <text:p>medaid3mb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ight and weight of child  (asked annually)" table:style-name="ce1">
            <text:p>Height and weight of child  (asked annually)</text:p>
          </table:table-cell>
          <table:table-cell office:value-type="string" office:value="height" table:style-name="ce1">
            <text:p>height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ight and weight of child  (asked annually)" table:style-name="ce1">
            <text:p>Height and weight of child  (asked annually)</text:p>
          </table:table-cell>
          <table:table-cell office:value-type="string" office:value="weight" table:style-name="ce1">
            <text:p>weight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Height and weight of child  (asked annually)" table:style-name="ce1">
            <text:p>Height and weight of child  (asked annually)</text:p>
          </table:table-cell>
          <table:table-cell office:value-type="string" office:value="weightb" table:style-name="ce1">
            <text:p>weightb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Physical and mental health of mother (asked annually)" table:style-name="ce1">
            <text:p>Physical and mental health of mother (asked annually)</text:p>
          </table:table-cell>
          <table:table-cell office:value-type="string" office:value="feeling1" table:style-name="ce1">
            <text:p>feeling1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Physical and mental health of mother (asked annually)" table:style-name="ce1">
            <text:p>Physical and mental health of mother (asked annually)</text:p>
          </table:table-cell>
          <table:table-cell office:value-type="string" office:value="feeling2" table:style-name="ce1">
            <text:p>feeling2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Physical and mental health of mother (asked annually)" table:style-name="ce1">
            <text:p>Physical and mental health of mother (asked annually)</text:p>
          </table:table-cell>
          <table:table-cell office:value-type="string" office:value="feeling3" table:style-name="ce1">
            <text:p>feeling3</text:p>
          </table:table-cell>
        </table:table-row>
        <table:table-row>
          <table:table-cell office:value-type="string" office:value="Mother and Child Instruments" table:style-name="ce1">
            <text:p>Mother and Child Instruments</text:p>
          </table:table-cell>
          <table:table-cell office:value-type="string" office:value="Physical and mental health of mother (asked annually)" table:style-name="ce1">
            <text:p>Physical and mental health of mother (asked annually)</text:p>
          </table:table-cell>
          <table:table-cell office:value-type="string" office:value="feeling4" table:style-name="ce1">
            <text:p>feeling4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